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170000047F400002790C4A31BD19C31476B.wmf" manifest:media-type="image/x-wmf"/>
  <manifest:file-entry manifest:full-path="Pictures/100000000000006F00000168AC24927395F67A38.png" manifest:media-type="image/png"/>
  <manifest:file-entry manifest:full-path="Pictures/1000000000000168000000D2B01FCF3C84ECC5A1.png" manifest:media-type="image/png"/>
  <manifest:file-entry manifest:full-path="Pictures/10000000000000FA00000096BFD324F270E9BC18.png" manifest:media-type="image/png"/>
  <manifest:file-entry manifest:full-path="Pictures/100000000000023F000001B3B4FEDFF37A1BDF4A.png" manifest:media-type="image/png"/>
  <manifest:file-entry manifest:full-path="Pictures/10000000000000800000008FC50B37B11C45DE4C.png" manifest:media-type="image/png"/>
  <manifest:file-entry manifest:full-path="Pictures/1000000000000168000000DC83D3602F7A1D6F53.png" manifest:media-type="image/png"/>
  <manifest:file-entry manifest:full-path="Pictures/1000000000000168000000D2B2619C3B80CC23F9.png" manifest:media-type="image/png"/>
  <manifest:file-entry manifest:full-path="Pictures/10000000000000FA00000096D47144E44130A3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DejaVu Sans1" svg:font-family="'DejaVu Sans'"/>
    <style:font-face style:name="Trebuchet MS1" svg:font-family="'Trebuchet MS'"/>
    <style:font-face style:name="+mn-ea" svg:font-family="+mn-ea" style:font-pitch="variable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26cm" draw:fill="solid" draw:fill-color="#33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2.342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33cccc"/>
      <style:paragraph-properties fo:text-align="start"/>
      <style:text-properties fo:font-size="18pt"/>
    </style:style>
    <style:style style:name="P6" style:family="paragraph">
      <style:paragraph-properties fo:margin-left="0.953cm" fo:margin-right="0cm" fo:margin-top="0cm" fo:margin-bottom="0cm" fo:line-height="100%" fo:text-align="end" fo:text-indent="-0.951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style:paragraph-properties fo:margin-left="0.953cm" fo:margin-right="0cm" fo:margin-top="0cm" fo:margin-bottom="0cm" fo:line-height="100%" fo:text-align="justify" fo:text-indent="0.035cm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justify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.953cm" fo:margin-right="0cm" fo:margin-top="0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2.994cm" fo:margin-right="0cm" fo:margin-top="0cm" fo:margin-bottom="0cm" fo:line-height="100%" fo:text-align="justify" fo:text-indent="-0.734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Trebuchet MS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Trebuchet MS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Trebuchet M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2cm" text:min-label-width="0.951cm"/>
        <style:text-properties fo:font-family="Wingdings" style:font-charset="x-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">
        <style:list-level-properties text:space-before="1.272cm" text:min-label-width="0.951cm"/>
        <style:text-properties fo:font-family="Wingdings" style:font-charset="x-symbol" fo:color="#ff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">
        <style:list-level-properties text:space-before="1.272cm" text:min-label-width="0.951cm"/>
        <style:text-properties fo:font-family="Wingdings" style:font-charset="x-symbol" fo:color="#ff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">
        <style:list-level-properties text:space-before="1.272cm" text:min-label-width="0.951cm"/>
        <style:text-properties fo:font-family="Wingdings" style:font-charset="x-symbol" fo:color="#ff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2cm" text:min-label-width="0.951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2cm" text:min-label-width="0.951cm"/>
        <style:text-properties fo:font-family="Wingdings" style:font-charset="x-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">
        <style:list-level-properties text:space-before="1.272cm" text:min-label-width="0.951cm"/>
        <style:text-properties fo:font-family="Wingdings" style:font-charset="x-symbol" fo:color="#ff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2cm" text:min-label-width="0.951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">
        <style:list-level-properties text:space-before="1.272cm" text:min-label-width="0.951cm"/>
        <style:text-properties fo:font-family="Wingdings" style:font-charset="x-symbol" fo:color="#ff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954cm" text:min-label-width="0.951cm"/>
        <style:text-properties fo:font-family="Wingdings" style:font-charset="x-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">
        <style:list-level-properties text:space-before="2.542cm" text:min-label-width="0.951cm"/>
        <style:text-properties fo:font-family="Wingdings" style:font-charset="x-symbol" fo:color="#ff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954cm" text:min-label-width="0.951cm"/>
        <style:text-properties fo:font-family="Wingdings" style:font-charset="x-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2cm" text:min-label-width="0.951cm"/>
        <style:text-properties fo:font-family="Wingdings" style:font-charset="x-symbol" fo:color="#ff0000" fo:font-size="100%"/>
      </text:list-level-style-bullet>
      <text:list-level-style-bullet text:level="2" text:bullet-char="">
        <style:list-level-properties text:space-before="1.272cm" text:min-label-width="0.951cm"/>
        <style:text-properties fo:font-family="Wingdings" style:font-charset="x-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12.025cm" svg:height="1.943cm" svg:x="6.435cm" svg:y="6.35cm">
          <text:p text:style-name="P1"><text:span text:style-name="T1">Project Approv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493cm" svg:height="7.024cm" svg:x="1.058cm" svg:y="9.102cm">
          <text:p text:style-name="P3"><text:span text:style-name="T2">Project Title</text:span><text:span text:style-name="T2"><text:tab/></text:span><text:span text:style-name="T2">: <text:s text:c="3"/>Document Summarization and then building <text:s/>a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resentation automatically. <text:s text:c="22"/></text:span></text:p>
          <text:p text:style-name="P3"><text:span text:style-name="T3"/></text:p>
          <text:p text:style-name="P3"><text:span text:style-name="T2">Project Guide</text:span><text:span text:style-name="T2"><text:tab/></text:span><text:span text:style-name="T2">: <text:s text:c="3"/>Dr. Jayashree R <text:s text:c="22"/></text:span></text:p>
          <text:p text:style-name="P3"><text:span text:style-name="T3"/></text:p>
          <text:p text:style-name="P3"><text:span text:style-name="T2">Project Team </text:span><text:span text:style-name="T2"><text:tab/></text:span><text:span text:style-name="T2">: <text:s text:c="3"/>ArunKumar (01FB16ECS701)</text:span></text:p>
          <text:p text:style-name="P3"><text:span text:style-name="T2"><text:tab/></text:span><text:span text:style-name="T2"><text:tab/></text:span><text:span text:style-name="T2"> <text:s text:c="4"/></text:span><text:span text:style-name="T2"><text:tab/></text:span><text:span text:style-name="T2"><text:tab/></text:span><text:span text:style-name="T2"><text:tab/></text:span><text:span text:style-name="T2">Rakesh Mohite M (01FB16ECS719)</text:span></text:p>
          <text:p text:style-name="P3"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Vishwanath P (01FB16ECS727)</text:span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5" draw:layer="layout" svg:width="21.165cm" svg:height="0.099cm" svg:x="4.233cm" svg:y="4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17.99cm" svg:height="1.266cm" svg:x="7.408cm" svg:y="3.175cm">
          <text:p text:style-name="P6"><text:span text:style-name="T4">Problem Stateme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0.106cm" svg:height="11.428cm" svg:x="2.117cm" svg:y="5.715cm">
          <text:list text:style-name="L3">
            <text:list-item>
              <text:p text:style-name="P7"><text:span text:style-name="T5">Summarization of document takes time and understand of document. </text:span></text:p>
            </text:list-item>
            <text:list-item>
              <text:p text:style-name="P7"><text:span text:style-name="T5">Document summarization needs well understanding of concept.</text:span></text:p>
            </text:list-item>
            <text:list-item>
              <text:p text:style-name="P7"><text:span text:style-name="T5">Large documents summarization would be difficult.</text:span></text:p>
            </text:list-item>
            <text:list-item>
              <text:p text:style-name="P7"><text:span text:style-name="T5">Preparing Prsenataion would take time to prepa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4" draw:text-style-name="P5" draw:layer="layout" svg:width="21.165cm" svg:height="0.099cm" svg:x="4.233cm" svg:y="4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1.588cm" svg:height="1.266cm" svg:x="3.81cm" svg:y="3.175cm">
          <text:p text:style-name="P6"><text:span text:style-name="T4">User Profile - </text:span><text:span text:style-name="T6">Us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0.318cm" svg:height="13.121cm" svg:x="0.635cm" svg:y="5.08cm">
          <text:list text:style-name="L3">
            <text:list-item>
              <text:p text:style-name="P7"><text:span text:style-name="T5">Users can be Teachers, Students.</text:span></text:p>
            </text:list-item>
            <text:list-item>
              <text:p text:style-name="P7"><text:span text:style-name="T5">User will select the document which need to be summarized.</text:span></text:p>
            </text:list-item>
            <text:list-item>
              <text:p text:style-name="P7"><text:span text:style-name="T5">Then PPT of the summary of document will be prepared automaticall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4" draw:text-style-name="P5" draw:layer="layout" svg:width="21.165cm" svg:height="0.099cm" svg:x="4.233cm" svg:y="4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1.588cm" svg:height="1.266cm" svg:x="3.81cm" svg:y="3.175cm">
          <text:p text:style-name="P6"><text:span text:style-name="T4">Literature Surv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165cm" svg:height="13.121cm" svg:x="1.482cm" svg:y="5.08cm">
          <text:p text:style-name="P8"><text:span text:style-name="T5">Document Summarization and Preparing Presentation Software</text:span></text:p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5">Used mostly in the Colleges or by student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9"><text:span text:style-name="T5">automatic summarization came into demand which automatically retrieves the data from documents by utilizing our precious time.</text:span></text:p>
                    </text:list-item>
                    <text:list-item>
                      <text:p text:style-name="P9"><text:span text:style-name="T5">one or more documents are processed and a short summary is produced which is less than the size of original documents.</text:span></text:p>
                    </text:list-item>
                    <text:list-item>
                      <text:p text:style-name="P9"><text:span text:style-name="T5">Important information is not lost. Short length is maintained.</text:span></text:p>
                    </text:list-item>
                  </text:list>
                </text:list-item>
              </text:list>
            </text:list-item>
          </text:list>
          <text:p text:style-name="P9"><text:span text:style-name="T3"/></text:p>
          <text:p text:style-name="P9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11" draw:layer="layout" svg:width="15.104cm" svg:height="12.34cm" svg:x="1.89cm" svg:y="13.0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183cm" svg:height="1.37cm" svg:x="10.694cm" svg:y="26.051cm">
            <text:p text:style-name="P1"><text:span text:style-name="T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custom-shape draw:name="CustomShape 1" draw:style-name="gr4" draw:text-style-name="P5" draw:layer="layout" svg:width="21.165cm" svg:height="0.099cm" svg:x="4.233cm" svg:y="4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1.588cm" svg:height="1.266cm" svg:x="3.81cm" svg:y="3.175cm">
          <text:p text:style-name="P6"><text:span text:style-name="T4">Literature Surv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376cm" svg:height="13.121cm" svg:x="1.482cm" svg:y="5.08cm">
          <text:p text:style-name="P8"><text:span text:style-name="T5">There are certain ways for singdocument summarization.</text:span></text:p>
          <text:p text:style-name="P9"><text:span text:style-name="T5"><text:tab/></text:span></text:p>
          <text:list text:style-name="L6">
            <text:list-item>
              <text:list>
                <text:list-item>
                  <text:list>
                    <text:list-item>
                      <text:p text:style-name="P9"><text:span text:style-name="T5">Naïve-Bayes</text:span></text:p>
                    </text:list-item>
                    <text:list-item>
                      <text:p text:style-name="P9"><text:span text:style-name="T5">Hidden Markov Model</text:span></text:p>
                    </text:list-item>
                    <text:list-item>
                      <text:p text:style-name="P9"><text:span text:style-name="T5">Rich Features and Decision Trees</text:span></text:p>
                    </text:list-item>
                    <text:list-item>
                      <text:p text:style-name="P9"><text:span text:style-name="T5">Neural Networks</text:span></text:p>
                    </text:list-item>
                  </text:list>
                </text:list-item>
              </text:list>
            </text:list-item>
          </text:list>
          <text:p text:style-name="P9"><text:span text:style-name="T5"><text:tab/></text:span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11" draw:layer="layout" svg:width="15.104cm" svg:height="12.34cm" svg:x="1.89cm" svg:y="13.0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183cm" svg:height="1.37cm" svg:x="10.694cm" svg:y="26.051cm">
            <text:p text:style-name="P1"><text:span text:style-name="T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draw:custom-shape draw:name="CustomShape 1" draw:style-name="gr4" draw:text-style-name="P5" draw:layer="layout" svg:width="21.165cm" svg:height="0.099cm" svg:x="4.233cm" svg:y="4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0.953cm" svg:height="13.121cm" svg:x="1.482cm" svg:y="5.08cm">
          <text:list text:style-name="L3">
            <text:list-item>
              <text:p text:style-name="P7"><text:span text:style-name="T5">Single application which will summarize the document automatically. </text:span></text:p>
            </text:list-item>
            <text:list-item>
              <text:p text:style-name="P7"><text:span text:style-name="T5">Summarized document will convert to PPT automaticall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7.99cm" svg:height="1.266cm" svg:x="7.408cm" svg:y="3.175cm">
          <text:p text:style-name="P6"><text:span text:style-name="T4">Proposed 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11" draw:layer="layout" svg:width="15.104cm" svg:height="12.34cm" svg:x="1.89cm" svg:y="13.0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183cm" svg:height="1.37cm" svg:x="10.694cm" svg:y="26.051cm">
            <text:p text:style-name="P1"><text:span text:style-name="T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draw:custom-shape draw:name="CustomShape 1" draw:style-name="gr4" draw:text-style-name="P5" draw:layer="layout" svg:width="21.165cm" svg:height="0.099cm" svg:x="4.233cm" svg:y="4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1.588cm" svg:height="1.266cm" svg:x="3.81cm" svg:y="3.175cm">
          <text:p text:style-name="P6"><text:span text:style-name="T4">Why Your Solution is Bett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9.048cm" svg:height="13.121cm" svg:x="1.482cm" svg:y="5.08cm">
          <text:list text:style-name="L3">
            <text:list-item>
              <text:p text:style-name="P7"><text:span text:style-name="T5">A user can save his time by using this application.</text:span></text:p>
            </text:list-item>
            <text:list-item>
              <text:p text:style-name="P7"><text:span text:style-name="T5"><text:s/></text:span></text:p>
            </text:list-item>
          </text:list>
          <text:p text:style-name="P7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11" draw:layer="layout" svg:width="15.104cm" svg:height="12.34cm" svg:x="1.89cm" svg:y="13.0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183cm" svg:height="1.37cm" svg:x="10.694cm" svg:y="26.051cm">
            <text:p text:style-name="P1"><text:span text:style-name="T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draw:custom-shape draw:name="CustomShape 1" draw:style-name="gr4" draw:text-style-name="P5" draw:layer="layout" svg:width="21.165cm" svg:height="0.099cm" svg:x="4.233cm" svg:y="4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1.588cm" svg:height="1.266cm" svg:x="3.81cm" svg:y="3.175cm">
          <text:p text:style-name="P6"><text:span text:style-name="T4">Technologies / Methodologi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165cm" svg:height="13.121cm" svg:x="1.482cm" svg:y="5.08cm">
          <text:list text:style-name="L9">
            <text:list-item>
              <text:p text:style-name="P7"><text:span text:style-name="T5">Front End : HTML &amp; JAVASCRIPT</text:span></text:p>
              <text:list>
                <text:list-item>
                  <text:list>
                    <text:list-item>
                      <text:p text:style-name="P7"><text:span text:style-name="T5">Frontend is HTML-ish and CSS can be used to style</text:span></text:p>
                    </text:list-item>
                  </text:list>
                </text:list-item>
              </text:list>
            </text:list-item>
          </text:list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11" draw:layer="layout" svg:width="15.104cm" svg:height="12.34cm" svg:x="1.89cm" svg:y="13.0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183cm" svg:height="1.37cm" svg:x="10.694cm" svg:y="26.051cm">
            <text:p text:style-name="P1"><text:span text:style-name="T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draw:custom-shape draw:name="CustomShape 1" draw:style-name="gr4" draw:text-style-name="P5" draw:layer="layout" svg:width="21.165cm" svg:height="0.099cm" svg:x="4.233cm" svg:y="4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1.588cm" svg:height="1.266cm" svg:x="3.81cm" svg:y="3.175cm">
          <text:p text:style-name="P6"><text:span text:style-name="T4">Technologies / Methodologi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2.011cm" svg:height="9.946cm" svg:x="0.423cm" svg:y="5.08cm">
          <text:list text:style-name="L11">
            <text:list-item>
              <text:p text:style-name="P7"><text:span text:style-name="T5">Backend: MySQL or Mongo + Python Scrip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11" draw:layer="layout" svg:width="15.104cm" svg:height="12.34cm" svg:x="1.89cm" svg:y="13.0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183cm" svg:height="1.37cm" svg:x="10.694cm" svg:y="26.051cm">
            <text:p text:style-name="P1"><text:span text:style-name="T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draw:custom-shape draw:name="CustomShape 1" draw:style-name="gr4" draw:text-style-name="P5" draw:layer="layout" svg:width="21.165cm" svg:height="0.099cm" svg:x="4.233cm" svg:y="4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1.588cm" svg:height="1.266cm" svg:x="3.81cm" svg:y="3.175cm">
          <text:p text:style-name="P6"><text:span text:style-name="T4">Technologies / Methodologi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2.223cm" svg:height="13.121cm" svg:x="0.212cm" svg:y="5.08cm">
          <text:list text:style-name="L12">
            <text:list-item>
              <text:p text:style-name="P7"><text:span text:style-name="T5">Testing Framework : <text:s/>Selenium</text:span></text:p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5">Web App testing is done through Seleniu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11" draw:layer="layout" svg:width="15.104cm" svg:height="12.34cm" svg:x="1.89cm" svg:y="13.0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183cm" svg:height="1.37cm" svg:x="10.694cm" svg:y="26.051cm">
            <text:p text:style-name="P1"><text:span text:style-name="T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draw:custom-shape draw:name="CustomShape 1" draw:style-name="gr4" draw:text-style-name="P5" draw:layer="layout" svg:width="21.165cm" svg:height="0.099cm" svg:x="4.233cm" svg:y="4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1.588cm" svg:height="1.266cm" svg:x="3.81cm" svg:y="3.175cm">
          <text:p text:style-name="P6"><text:span text:style-name="T4">Project Timelines &amp;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493cm" svg:height="13.121cm" svg:x="1.482cm" svg:y="5.08cm">
          <text:p text:style-name="P12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1.165cm" svg:height="12.106cm" svg:x="0.635cm" svg:y="6.206cm">
          <text:list text:style-name="L3">
            <text:list-item>
              <text:p text:style-name="P13"><text:span text:style-name="T8">Week 1 : Idea Generation &amp; Feasibility Study</text:span></text:p>
            </text:list-item>
            <text:list-item>
              <text:p text:style-name="P13"><text:span text:style-name="T8">Week 2 : Customer Requirement Specification <text:s/>Generation</text:span></text:p>
            </text:list-item>
            <text:list-item>
              <text:p text:style-name="P13"><text:span text:style-name="T8">Week 3 : </text:span></text:p>
            </text:list-item>
          </text:list>
          <text:list text:style-name="L13">
            <text:list-item>
              <text:list>
                <text:list-item>
                  <text:p text:style-name="P13"><text:span text:style-name="T8">Discussion on framework/technologies to be used</text:span></text:p>
                </text:list-item>
                <text:list-item>
                  <text:p text:style-name="P13"><text:span text:style-name="T8">UI Design</text:span></text:p>
                </text:list-item>
                <text:list-item>
                  <text:p text:style-name="P13"><text:span text:style-name="T8">Basic implementation of some common modules like Authentication, Authorization, etc.</text:span></text:p>
                </text:list-item>
                <text:list-item>
                  <text:p text:style-name="P13"><text:span text:style-name="T8">High Level Design Documentation</text:span></text:p>
                </text:list-item>
              </text:list>
            </text:list-item>
            <text:list-item>
              <text:p text:style-name="P13"><text:span text:style-name="T8">Week 4 to Week 8 :</text:span></text:p>
              <text:list>
                <text:list-item>
                  <text:p text:style-name="P13"><text:span text:style-name="T8">Development + Testing of 50% of the idea</text:span></text:p>
                </text:list-item>
                <text:list-item>
                  <text:p text:style-name="P13"><text:span text:style-name="T8">Improving bits of code to take up lesser space and time</text:span></text:p>
                </text:list-item>
                <text:list-item>
                  <text:p text:style-name="P13"><text:span text:style-name="T8">UI changes &amp; minor API optimiz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11" draw:layer="layout" svg:width="15.104cm" svg:height="12.34cm" svg:x="1.89cm" svg:y="13.03cm" presentation:class="notes" presentation:placeholder="true" presentation:user-transformed="true">
            <draw:text-box/>
          </draw:frame>
          <draw:custom-shape draw:name="TextShape 2" draw:style-name="gr6" draw:text-style-name="P2" draw:layer="layout" svg:width="8.183cm" svg:height="1.37cm" svg:x="10.694cm" svg:y="26.051cm">
            <text:p text:style-name="P1"><text:span text:style-name="T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draw:frame draw:name="Picture 2" draw:style-name="gr7" draw:text-style-name="P14" draw:layer="layout" svg:width="20.354cm" svg:height="11.19cm" svg:x="1.077cm" svg:y="5.953cm">
          <draw:image xlink:href="Pictures/20000170000047F400002790C4A31BD19C31476B.wmf" xlink:type="simple" xlink:show="embed" xlink:actuate="onLoad">
            <text:p/>
          </draw:image>
        </draw:frame>
        <draw:custom-shape draw:name="CustomShape 1" draw:style-name="gr4" draw:text-style-name="P5" draw:layer="layout" svg:width="21.165cm" svg:height="0.099cm" svg:x="4.233cm" svg:y="4.3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1.588cm" svg:height="1.266cm" svg:x="3.81cm" svg:y="3.175cm">
          <text:p text:style-name="P6"><text:span text:style-name="T4">Project Effort Esti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7.699cm" svg:height="1.943cm" svg:x="7.541cm" svg:y="9.313cm">
          <text:p text:style-name="P1"><text:span text:style-name="T1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DejaVu Sans1" svg:font-family="'DejaVu Sans'"/>
    <style:font-face style:name="Trebuchet MS1" svg:font-family="'Trebuchet MS'"/>
    <style:font-face style:name="+mn-ea" svg:font-family="+mn-ea" style:font-pitch="variable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5" draw:layer="backgroundobjects" svg:width="25.398cm" svg:height="19.26cm" svg:x="0cm" svg:y="-0.098cm">
        <draw:image xlink:href="Pictures/100000000000023F000001B3B4FEDFF37A1BDF4A.png" xlink:type="simple" xlink:show="embed" xlink:actuate="onLoad">
          <text:p/>
        </draw:image>
      </draw:frame>
      <draw:custom-shape draw:name="CustomShape 1" draw:style-name="Mgr4" draw:text-style-name="MP7" draw:layer="backgroundobjects" svg:width="4.02cm" svg:height="3.298cm" svg:x="0cm" svg:y="0.423cm">
        <text:p text:style-name="MP6"><text:span text:style-name="MT1"/></text:p>
        <text:p text:style-name="MP6"><text:span text:style-name="MT1"/></text:p>
        <text:p text:style-name="MP6"><text:span text:style-name="MT1"/></text:p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5" draw:text-style-name="MP5" draw:layer="backgroundobjects" svg:width="2.411cm" svg:height="2.698cm" svg:x="0.499cm" svg:y="0.385cm">
        <draw:image xlink:href="Pictures/10000000000000800000008FC50B37B11C45DE4C.png" xlink:type="simple" xlink:show="embed" xlink:actuate="onLoad">
          <text:p/>
        </draw:image>
      </draw:frame>
      <draw:frame draw:name="Picture 2" draw:style-name="Mgr3" draw:text-style-name="MP5" draw:layer="backgroundobjects" svg:width="4.501cm" svg:height="2.75cm" svg:x="7.507cm" svg:y="0.287cm">
        <draw:image xlink:href="Pictures/1000000000000168000000DC83D3602F7A1D6F53.png" xlink:type="simple" xlink:show="embed" xlink:actuate="onLoad">
          <text:p/>
        </draw:image>
      </draw:frame>
      <draw:frame draw:name="Picture 3" draw:style-name="Mgr3" draw:text-style-name="MP5" draw:layer="backgroundobjects" svg:width="4.498cm" svg:height="2.744cm" svg:x="12.01cm" svg:y="0.296cm">
        <draw:image xlink:href="Pictures/10000000000000FA00000096D47144E44130A302.png" xlink:type="simple" xlink:show="embed" xlink:actuate="onLoad">
          <text:p/>
        </draw:image>
      </draw:frame>
      <draw:frame draw:name="Picture 5" draw:style-name="Mgr3" draw:text-style-name="MP5" draw:layer="backgroundobjects" svg:width="4.498cm" svg:height="2.748cm" svg:x="16.455cm" svg:y="0.325cm">
        <draw:image xlink:href="Pictures/10000000000000FA00000096BFD324F270E9BC18.png" xlink:type="simple" xlink:show="embed" xlink:actuate="onLoad">
          <text:p/>
        </draw:image>
      </draw:frame>
      <draw:frame draw:name="Picture 6" draw:style-name="Mgr3" draw:text-style-name="MP5" draw:layer="backgroundobjects" svg:width="4.498cm" svg:height="2.748cm" svg:x="20.9cm" svg:y="0.311cm">
        <draw:image xlink:href="Pictures/1000000000000168000000D2B01FCF3C84ECC5A1.png" xlink:type="simple" xlink:show="embed" xlink:actuate="onLoad">
          <text:p/>
        </draw:image>
      </draw:frame>
      <draw:frame draw:name="Picture 7" draw:style-name="Mgr3" draw:text-style-name="MP5" draw:layer="backgroundobjects" svg:width="4.498cm" svg:height="2.748cm" svg:x="3.387cm" svg:y="0.284cm">
        <draw:image xlink:href="Pictures/1000000000000168000000D2B2619C3B80CC23F9.png" xlink:type="simple" xlink:show="embed" xlink:actuate="onLoad">
          <text:p/>
        </draw:image>
      </draw:frame>
      <draw:frame draw:name="Picture 2" draw:style-name="Mgr3" draw:text-style-name="MP5" draw:layer="backgroundobjects" svg:width="4.443cm" svg:height="14.24cm" svg:x="20.917cm" svg:y="4.445cm">
        <draw:image xlink:href="Pictures/100000000000006F00000168AC24927395F67A38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1-21T07:44:06</meta:creation-date>
    <meta:initial-creator>Anant R Koppar</meta:initial-creator>
    <dc:language>en-IN</dc:language>
    <dc:date>2019-01-18T11:36:22.538140729</dc:date>
    <meta:editing-cycles>746</meta:editing-cycles>
    <dc:title>Corporate Profile PPT</dc:title>
    <meta:editing-duration>P8DT21H32M25S</meta:editing-duration>
    <meta:generator>LibreOffice/5.1.6.2$Linux_X86_64 LibreOffice_project/10m0$Build-2</meta:generator>
    <meta:document-statistic meta:object-count="90"/>
    <meta:user-defined meta:name="AppVersion">12.0000</meta:user-defined>
    <meta:user-defined meta:name="Company">KTwo Technology Solution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user-defined meta:name="_NewReviewCycle" meta:value-type="string"/>
  </office:meta>
</office:document-meta>
</file>